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d4a0" officeooo:paragraph-rsid="0012d4a0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2d4a0" officeooo:paragraph-rsid="0012d4a0" style:font-size-asian="18pt" style:font-weight-asian="bold" style:font-size-complex="18pt" style:font-weight-complex="bold"/>
    </style:style>
    <style:style style:name="P3" style:family="paragraph" style:parent-style-name="Standard">
      <style:text-properties fo:font-variant="normal" fo:text-transform="none" style:use-window-font-color="true" loext:opacity="0%" style:font-name="Open Sans" fo:font-size="10.5pt" fo:letter-spacing="normal" fo:font-style="normal" fo:font-weight="bold" officeooo:rsid="0012d4a0" officeooo:paragraph-rsid="0012d4a0" style:font-weight-asian="bold" style:font-weight-complex="bold"/>
    </style:style>
    <style:style style:name="P4" style:family="paragraph" style:parent-style-name="Standard">
      <style:text-properties officeooo:rsid="0012d4a0" officeooo:paragraph-rsid="00167a01"/>
    </style:style>
    <style:style style:name="P5" style:family="paragraph" style:parent-style-name="Standard">
      <style:text-properties officeooo:rsid="0012d4a0" officeooo:paragraph-rsid="001847eb"/>
    </style:style>
    <style:style style:name="P6" style:family="paragraph" style:parent-style-name="Standard">
      <style:text-properties officeooo:rsid="00167a01" officeooo:paragraph-rsid="0012d4a0"/>
    </style:style>
    <style:style style:name="T1" style:family="text">
      <style:text-properties fo:font-variant="normal" fo:text-transform="none" style:use-window-font-color="true" loext:opacity="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style:use-window-font-color="true" loext:opacity="0%" style:font-name="Open Sans" fo:font-size="10.5pt" fo:letter-spacing="normal" fo:font-style="normal" fo:font-weight="bold" style:font-weight-asian="bold" style:font-weight-complex="bold"/>
    </style:style>
    <style:style style:name="T3" style:family="text">
      <style:text-properties officeooo:rsid="001370a5"/>
    </style:style>
    <style:style style:name="T4" style:family="text">
      <style:text-properties officeooo:rsid="00167a01"/>
    </style:style>
    <style:style style:name="T5" style:family="text">
      <style:text-properties officeooo:rsid="001847eb"/>
    </style:style>
    <style:style style:name="T6" style:family="text">
      <style:text-properties officeooo:rsid="00188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mación y Orientación Laboral – UD 10</text:p>
      <text:p text:style-name="P1"/>
      <text:p text:style-name="P1"><text:span text:style-name="T1">Pregunta: ¿Se puede pactar y garantizar la paz laboral, a través del Convenio Colectivo, renunciando los trabajadores al derecho a la huelga durante la vigencia del convenio?</text:span><text:span text:style-name="T2"> </text:span></text:p>
      <text:p text:style-name="P3"/>
      <text:p text:style-name="P5"><text:span text:style-name="T3">El derecho a huelga es un derecho fundamental reconocido en la Constitución Española de 1978 </text:span><text:span text:style-name="T5">mediante apartado segundo del artículo 28</text:span><text:span text:style-name="T3">. </text:span><text:span text:style-name="T4">Dicho lo cual, únicamente mediante el apartado primero del artículo 8 del título I (El derecho a la Huelga) del Real Decreto-ley 17/1977 de 4 de marzo sobre relaciones de trabajo se regula la posibilidad de renunciar a</text:span><text:span text:style-name="T5">l ejercicio de</text:span><text:span text:style-name="T4"> tal derecho durante la vigencia del Convenio Colectivo, así como la capacidad para establecer normas complementarias relacionadas con los procedimientos para la resolución de conflictos que de otra forma dese</text:span><text:span text:style-name="T6">mb</text:span><text:span text:style-name="T4">ocarían en huelga. </text:span></text:p>
      <text:p text:style-name="P4"/>
      <text:p text:style-name="P4"><text:span text:style-name="T4">Por otro lado, cabe destacar que no se puede renunciar ni pactar dicha renuncia al derecho a huelga en contrato individual, pues teninedo en cuenta que se trata de un derecho fundamental estos pactos se consideran nulos </text:span><text:span text:style-name="T5">según el artículo 2 del citado Real Decreto-ley 17/1977.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3T11:42:13.873000000</dc:date>
    <meta:editing-duration>PT21M13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4" meta:word-count="172" meta:character-count="1088" meta:non-whitespace-character-count="917"/>
  </office:meta>
</office:document-meta>
</file>